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B1000002BCAE8AED6DFA05E763.png" manifest:media-type="image/png"/>
  <manifest:file-entry manifest:full-path="Pictures/100000000000004C0000004C5BCD6D753562EF84.png" manifest:media-type="image/png"/>
  <manifest:file-entry manifest:full-path="Pictures/100000000000004C0000004C131EA38E6CF1EE1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0.1153in" table:align="margins"/>
    </style:style>
    <style:style style:name="Table1.A" style:family="table-column">
      <style:table-column-properties style:column-width="10.1153in" style:rel-column-width="65535*"/>
    </style:style>
    <style:style style:name="Table1.A1" style:family="table-cell">
      <style:table-cell-properties fo:padding="0in" fo:border="non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draw:frame draw:style-name="fr1" draw:name="Image1" text:anchor-type="paragraph" svg:x="0.0299in" svg:y="0in" svg:width="0.7917in" svg:height="0.7917in" draw:z-index="0"><draw:image xlink:href="Pictures/100000000000004C0000004C131EA38E6CF1EE1F.png" xlink:type="simple" xlink:show="embed" xlink:actuate="onLoad"/></draw:frame><draw:frame draw:style-name="fr1" draw:name="Image2" text:anchor-type="paragraph" svg:x="9.2in" svg:y="0in" svg:width="0.7917in" svg:height="0.7917in" draw:z-index="1"><draw:image xlink:href="Pictures/100000000000004C0000004C5BCD6D753562EF84.png" xlink:type="simple" xlink:show="embed" xlink:actuate="onLoad"/></draw:frame><draw:frame draw:style-name="fr2" draw:name="Image3" text:anchor-type="paragraph" svg:width="6.6in" svg:height="6.7in" draw:z-index="2"><draw:image xlink:href="Pictures/10000201000002B1000002BCAE8AED6DFA05E763.png" xlink:type="simple" xlink:show="embed" xlink:actuate="onLoad"/></draw:frame>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9T16:53:27.458230185</meta:creation-date>
    <dc:date>2017-01-18T11:50:28.623636228</dc:date>
    <meta:editing-duration>PT27M43S</meta:editing-duration>
    <meta:editing-cycles>6</meta:editing-cycles>
    <meta:generator>LibreOffice/5.1.4.2$Linux_X86_64 LibreOffice_project/10m0$Build-2</meta:generator>
    <meta:print-date>2017-01-18T11:50:34.342949764</meta:print-date>
    <meta:document-statistic meta:table-count="1" meta:image-count="3" meta:object-count="0" meta:page-count="1" meta:paragraph-count="0" meta:word-count="0" meta:character-count="0" meta:non-whitespace-character-count="0"/>
  </office:meta>
</office:document-meta>
</file>